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Textbody" style:master-page-name="MP0" style:family="paragraph">
      <style:paragraph-properties fo:break-before="page"/>
    </style:style>
  </office:automatic-styles>
  <office:body>
    <office:text text:use-soft-page-breaks="true">
      <text:p text:style-name="P1"><text:span text:style-name="StrongEmphasis">Kirby McDonald</text:span><text:line-break/>Cedar City, Utah |<text:s/>Email:<text:s/><text:a xlink:href="mailto:ammaron99@gmail.com" office:target-frame-name="_top" xlink:show="replace">ammaron99@gmail.com</text:a><text:s/>|<text:s/>Tel:<text:s/>4358936006 |<text:s/><text:a xlink:href="https://linkedin.com/in/ammaron" office:target-frame-name="_top" xlink:show="replace">linkedin.com/in/ammaron</text:a></text:p>
      <text:h text:style-name="Heading3" text:outline-level="3"><text:span text:style-name="StrongEmphasis">Professional Summary</text:span></text:h>
      <text:p text:style-name="Textbody">Innovative and results driven educator and business professional with over five years of experience in technology integrated teaching, curriculum development, and leadership. Dual degree holder with a Bachelor's in Business Education and pursuing a Bachelor's in Software Development. Passionate about enhancing learning experiences through technology and fostering student success across diverse demographics. Bilingual in English and Spanish. Recognized for excellence in communication, leadership, and student engagement.</text:p>
      <text:h text:style-name="Heading3" text:outline-level="3"><text:span text:style-name="StrongEmphasis">Education</text:span></text:h>
      <text:p text:style-name="Textbody"><text:span text:style-name="StrongEmphasis">Brigham Young University</text:span><text:line-break/>Bachelor of Software Development | Expected May 2027</text:p>
      <text:p text:style-name="Textbody"><text:span text:style-name="StrongEmphasis">Western Governors University</text:span><text:line-break/>Master of Business Administration | Graduated Aug 2024</text:p>
      <text:p text:style-name="Textbody"><text:span text:style-name="StrongEmphasis">Southern Utah University</text:span><text:line-break/>Bachelor of Business Education</text:p>
      <text:h text:style-name="Heading3" text:outline-level="3"><text:span text:style-name="StrongEmphasis">Certifications and Licenses</text:span></text:h>
      <text:p text:style-name="Textbody">Utah State Teaching License | Issued Aug 2023<text:line-break/>Microsoft Office Specialist: Word, Excel, PowerPoint | Dec 2022<text:line-break/>Award of Excellence in Management Communication | Microsoft, Oct 2023<text:line-break/>Award of Excellence in Managing Organizations | WGU, Aug 2023</text:p>
      <text:h text:style-name="Heading3" text:outline-level="3"><text:span text:style-name="StrongEmphasis">Professional Experience</text:span></text:h>
      <text:p text:style-name="Textbody"><text:span text:style-name="StrongEmphasis">ELL Tutoring and Teaching</text:span><text:line-break/>Mentor Teacher and English Instructor | Sept 2023 - Present<text:line-break/>Mentored and managed more than five teachers, providing training on classroom management and differentiated instruction.<text:line-break/>Taught English (A1 to B2) to Spanish-speaking students aged 12 to 60 in private and group classes.</text:p>
      <text:p text:style-name="Textbody"><text:span text:style-name="StrongEmphasis">Cedar City High School</text:span><text:line-break/>Business and CTE Teacher | Oct 2022 - Aug 2023<text:line-break/>Designed and delivered courses in Web Development, Programming, and Office Applications.<text:line-break/>Integrated real-world business simulations that increased student engagement and career readiness.<text:line-break/>Fostered leadership and teamwork through student-led projects.</text:p>
      <text:p text:style-name="Textbody"><text:span text:style-name="StrongEmphasis">Colorado City Unified School District</text:span><text:line-break/>Title IV Coordinator, Business Teacher, Media Specialist | July 2021 - Oct 2022<text:line-break/>Organized Parent Night events in collaboration with local businesses, improving community participation.<text:line-break/>Increased enrollment in CTE programs by 20 percent through innovative course offerings.<text:line-break/>Advised FBLA students to earn top state rankings.<text:line-break/>Taught various subjects including History, Spanish, Business, Adobe Design, Robotics, eSports, and more.</text:p>
      <text:soft-page-break/>
      <text:h text:style-name="Heading3" text:outline-level="3"><text:span text:style-name="StrongEmphasis">Skills</text:span></text:h>
      <text:p text:style-name="Textbody"><text:span text:style-name="StrongEmphasis">Technical Skills</text:span><text:line-break/>HTML, CSS, JavaScript (basic), Python (basic), Microsoft Office Suite, Google Workspace, Adobe Creative Suite (Photoshop, Illustrator, XD), CRM systems, Data Analysis, Strategic Planning, Curriculum Development</text:p>
      <text:p text:style-name="Textbody"><text:span text:style-name="StrongEmphasis">Soft Skills</text:span><text:line-break/>Leadership, Communication, Adaptability, Time Management, Problem Solving, Collaboration, Conflict Resolution, Creativity, Critical Thinking</text:p>
      <text:p text:style-name="Textbody"><text:span text:style-name="StrongEmphasis">Languages</text:span><text:line-break/>English (Fluent), Spanish (Fluent)</text:p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style:font-name="Liberation Serif" style:font-name-asian="Noto Serif CJK SC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Emphasis" style:display-name="Emphasis" style:family="text">
      <style:text-properties fo:font-style="italic" style:font-style-asian="italic" style:font-style-complex="italic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meta:initial-creator>Kirby</meta:initial-creator>
    <dc:creator>Kirby McDonald</dc:creator>
    <meta:creation-date>2025-06-03T21:28:00Z</meta:creation-date>
    <dc:date>2025-06-03T21:28:00Z</dc:date>
    <meta:template xlink:href="Normal.dotm" xlink:type="simple"/>
    <meta:editing-cycles>2</meta:editing-cycles>
    <meta:editing-duration>PT60S</meta:editing-duration>
    <meta:document-statistic meta:page-count="2" meta:paragraph-count="5" meta:word-count="417" meta:character-count="2790" meta:row-count="19" meta:non-whitespace-character-count="2378"/>
  </office:meta>
</office:document-meta>
</file>